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9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70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80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1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9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70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275H06M57.904S" calcext:value-type="time">
            <text:p>275:06</text:p>
          </table:table-cell>
          <table:table-cell table:style-name="ce70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50M02.058S" calcext:value-type="time">
            <text:p>08:50 AM</text:p>
          </table:table-cell>
          <table:table-cell/>
          <table:table-cell table:formula="of:=IF([.C57]-[.B57] &gt; 0; [.C57]-[.B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58]-[.B58] &gt; 0; [.C58]-[.B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8]-[.F58] &gt; 0; [.G58]-[.F58]; 0)" office:value-type="time" office:time-value="PT00H00M00S" calcext:value-type="time">
            <text:p>00:00</text:p>
          </table:table-cell>
          <table:table-cell table:formula="of:=[.D58]+[.H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9]-[.B59] &gt; 0; [.C59]-[.B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9]-[.F59] &gt; 0; [.G59]-[.F59]; 0)" office:value-type="time" office:time-value="PT00H00M00S" calcext:value-type="time">
            <text:p>00:00</text:p>
          </table:table-cell>
          <table:table-cell table:style-name="ce18" table:formula="of:=[.D59]+[.H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16H00M57.037S" calcext:value-type="time">
            <text:p>16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2]-[.B62] &gt; 0; [.C62]-[.B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2]-[.F62] &gt; 0; [.G62]-[.F62]; 0)" office:value-type="time" office:time-value="PT00H00M00S" calcext:value-type="time">
            <text:p>00:00</text:p>
          </table:table-cell>
          <table:table-cell table:formula="of:=[.D62]+[.H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3]-[.B63] &gt; 0; [.C63]-[.B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3]-[.F63] &gt; 0; [.G63]-[.F63]; 0)" office:value-type="time" office:time-value="PT00H00M00S" calcext:value-type="time">
            <text:p>00:00</text:p>
          </table:table-cell>
          <table:table-cell table:formula="of:=[.D63]+[.H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7]-[.B67] &gt; 0; [.C67]-[.B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7]-[.F67] &gt; 0; [.G67]-[.F67]; 0)" office:value-type="time" office:time-value="PT00H00M00S" calcext:value-type="time">
            <text:p>00:00</text:p>
          </table:table-cell>
          <table:table-cell table:formula="of:=[.D67]+[.H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8]-[.B68] &gt; 0; [.C68]-[.B6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8]-[.F68] &gt; 0; [.G68]-[.F68]; 0)" office:value-type="time" office:time-value="PT00H00M00S" calcext:value-type="time">
            <text:p>00:00</text:p>
          </table:table-cell>
          <table:table-cell table:formula="of:=[.D68]+[.H6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9]-[.B69] &gt; 0; [.C69]-[.B6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9]-[.F69] &gt; 0; [.G69]-[.F69]; 0)" office:value-type="time" office:time-value="PT00H00M00S" calcext:value-type="time">
            <text:p>00:00</text:p>
          </table:table-cell>
          <table:table-cell table:formula="of:=[.D69]+[.H6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0]-[.B70] &gt; 0; [.C70]-[.B7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0]-[.F70] &gt; 0; [.G70]-[.F70]; 0)" office:value-type="time" office:time-value="PT00H00M00S" calcext:value-type="time">
            <text:p>00:00</text:p>
          </table:table-cell>
          <table:table-cell table:formula="of:=[.D70]+[.H7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1]-[.B71] &gt; 0; [.C71]-[.B7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4]-[.B74] &gt; 0; [.C74]-[.B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4]-[.F74] &gt; 0; [.G74]-[.F74]; 0)" office:value-type="time" office:time-value="PT00H00M00S" calcext:value-type="time">
            <text:p>00:00</text:p>
          </table:table-cell>
          <table:table-cell table:formula="of:=[.D74]+[.H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5]-[.B75] &gt; 0; [.C75]-[.B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5]-[.F75] &gt; 0; [.G75]-[.F75]; 0)" office:value-type="time" office:time-value="PT00H00M00S" calcext:value-type="time">
            <text:p>00:00</text:p>
          </table:table-cell>
          <table:table-cell table:formula="of:=[.D75]+[.H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6]-[.B76] &gt; 0; [.C76]-[.B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6]-[.F76] &gt; 0; [.G76]-[.F76]; 0)" office:value-type="time" office:time-value="PT00H00M00S" calcext:value-type="time">
            <text:p>00:00</text:p>
          </table:table-cell>
          <table:table-cell table:formula="of:=[.D76]+[.H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7]-[.B77] &gt; 0; [.C77]-[.B7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7]-[.F77] &gt; 0; [.G77]-[.F77]; 0)" office:value-type="time" office:time-value="PT00H00M00S" calcext:value-type="time">
            <text:p>00:00</text:p>
          </table:table-cell>
          <table:table-cell table:style-name="ce18" table:formula="of:=[.D77]+[.H7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9]-[.B79] &gt; 0; [.C79]-[.B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9]-[.F79] &gt; 0; [.G79]-[.F79]; 0)" office:value-type="time" office:time-value="PT00H00M00S" calcext:value-type="time">
            <text:p>00:00</text:p>
          </table:table-cell>
          <table:table-cell table:formula="of:=[.D79]+[.H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0]-[.B80] &gt; 0; [.C80]-[.B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0]-[.F80] &gt; 0; [.G80]-[.F80]; 0)" office:value-type="time" office:time-value="PT00H00M00S" calcext:value-type="time">
            <text:p>00:00</text:p>
          </table:table-cell>
          <table:table-cell table:formula="of:=[.D80]+[.H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1]-[.B81] &gt; 0; [.C81]-[.B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1]-[.F81] &gt; 0; [.G81]-[.F81]; 0)" office:value-type="time" office:time-value="PT00H00M00S" calcext:value-type="time">
            <text:p>00:00</text:p>
          </table:table-cell>
          <table:table-cell table:formula="of:=[.D81]+[.H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2]-[.B82] &gt; 0; [.C82]-[.B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2]-[.F82] &gt; 0; [.G82]-[.F82]; 0)" office:value-type="time" office:time-value="PT00H00M00S" calcext:value-type="time">
            <text:p>00:00</text:p>
          </table:table-cell>
          <table:table-cell table:formula="of:=[.D82]+[.H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3]-[.B83] &gt; 0; [.C83]-[.B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3]-[.F83] &gt; 0; [.G83]-[.F83]; 0)" office:value-type="time" office:time-value="PT00H00M00S" calcext:value-type="time">
            <text:p>00:00</text:p>
          </table:table-cell>
          <table:table-cell table:style-name="ce18" table:formula="of:=[.D83]+[.H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85]-[.B85] &gt; 0; [.C85]-[.B8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5]-[.F85] &gt; 0; [.G85]-[.F85]; 0)" office:value-type="time" office:time-value="PT00H00M00S" calcext:value-type="time">
            <text:p>00:00</text:p>
          </table:table-cell>
          <table:table-cell table:formula="of:=[.D85]+[.H8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6]-[.B86] &gt; 0; [.C86]-[.B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6]-[.F86] &gt; 0; [.G86]-[.F86]; 0)" office:value-type="time" office:time-value="PT00H00M00S" calcext:value-type="time">
            <text:p>00:00</text:p>
          </table:table-cell>
          <table:table-cell table:formula="of:=[.D86]+[.H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7]-[.B87] &gt; 0; [.C87]-[.B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8]-[.B88] &gt; 0; [.C88]-[.B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8]-[.F88] &gt; 0; [.G88]-[.F88]; 0)" office:value-type="time" office:time-value="PT00H00M00S" calcext:value-type="time">
            <text:p>00:00</text:p>
          </table:table-cell>
          <table:table-cell table:formula="of:=[.D88]+[.H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9"/>
        <table:table-column table:style-name="co11" table:default-cell-style-name="ce70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80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78"/>
          <table:table-cell table:style-name="ce80"/>
        </table:table-row>
        <table:table-row table:style-name="ro1" table:number-rows-repeated="6">
          <table:table-cell table:style-name="ce79"/>
          <table:table-cell table:style-name="ce81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6">00/00/0000</text:date>, <text:time style:data-style-name="N2" text:time-value="08:10:56.5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2-16T12:49:10.820000000</dc:date>
    <dc:creator>Benjamin Laws</dc:creator>
    <meta:editing-duration>P10DT15H17M36S</meta:editing-duration>
    <meta:editing-cycles>292</meta:editing-cycles>
    <meta:generator>LibreOffice/7.1.8.1$Windows_X86_64 LibreOffice_project/e1f30c802c3269a1d052614453f260e49458c82c</meta:generator>
    <meta:document-statistic meta:table-count="2" meta:cell-count="513" meta:object-count="0"/>
  </office:meta>
</office:document-meta>
</file>